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5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12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41pt double #000000" style:border-line-width-bottom="0.6pt 0.6pt 1.19pt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 calcext:value-type="string">
            <text:p>ApproxSyamate</text:p>
          </table:table-cell>
          <table:table-cell office:value-type="string" calcext:value-type="string">
            <text:p>Aggressive</text:p>
          </table:table-cell>
          <table:table-cell table:style-name="Default" office:value-type="string" calcext:value-type="string">
            <text:p>Conservative</text:p>
          </table:table-cell>
          <table:table-cell office:value-type="string" calcext:value-type="string">
            <text:p>Aggressive</text:p>
          </table:table-cell>
          <table:table-cell table:style-name="Default" office:value-type="string" calcext:value-type="string">
            <text:p>Conserva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3_jpeg_fdct_flo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2]=[.D2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space_temp_ma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3]=[.D3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4_jpeg_fdct_flo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4]=[.D4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5_jpeg_fdct_flo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5]=[.D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ile: log.txt</text:p>
          </table:table-cell>
        </table:table-row>
        <table:table-row table:style-name="ro1">
          <table:table-cell office:value-type="string" calcext:value-type="string">
            <text:p>tmp6_jpeg_fdct_flo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6]=[.D6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12_jpeg_fdct_flo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7]=[.D7];1;0)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Not used</text:p>
          </table:table-cell>
        </table:table-row>
        <table:table-row table:style-name="ro1">
          <table:table-cell office:value-type="string" calcext:value-type="string">
            <text:p>tmp13_jpeg_fdct_flo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8]=[.D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1_jpeg_fdct_flo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9]=[.D9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2_jpeg_fdct_flo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10]=[.D10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4_jpeg_fdct_flo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11]=[.D1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5_jpeg_fdct_flo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12]=[.D12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11_jpeg_fdct_flo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13]=[.D13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13_jpeg_fdct_flo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14]=[.D14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0_jpeg_fdct_floa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15]=[.D15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7_jpeg_fdct_floa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16]=[.D16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1_jpeg_fdct_flo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17]=[.D17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2_jpeg_fdct_flo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18]=[.D1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3_jpeg_fdct_flo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19]=[.D19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10_jpeg_fdct_flo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20]=[.D20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11_jpeg_fdct_flo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21]=[.D2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_temp_jpeg_fdct_flo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22]=[.D22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ata_temp_main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formula="of:=IF([.C23]=[.D23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table:formula="of:=COUNTA([.A2:.A23])" office:value-type="float" office:value="22" calcext:value-type="float">
            <text:p>22</text:p>
          </table:table-cell>
          <table:table-cell table:style-name="ce2" table:number-columns-repeated="5"/>
          <table:table-cell table:formula="of:=SUM([.G2:.G23])/[.A24]" office:value-type="float" office:value="1" calcext:value-type="float">
            <text:p>1</text:p>
          </table:table-cell>
          <table:table-cell table:style-name="Default" table:formula="of:=SUM([.H2:.H23])/[.A24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B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17:30:34.542781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0:25:38.142601813</meta:creation-date>
    <dc:date>2018-08-28T18:04:49.643669776</dc:date>
    <meta:editing-duration>PT2H13M21S</meta:editing-duration>
    <meta:editing-cycles>13</meta:editing-cycles>
    <meta:generator>LibreOffice/5.1.6.2$Linux_X86_64 LibreOffice_project/10m0$Build-2</meta:generator>
    <meta:document-statistic meta:table-count="1" meta:cell-count="120" meta:object-count="0"/>
  </office:meta>
</office:document-meta>
</file>